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96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6" style:family="graphic" style:parent-style-name="standard">
      <style:graphic-properties svg:stroke-color="#ed1c24" draw:fill-color="#ed1c24" draw:textarea-horizontal-align="justify" draw:textarea-vertical-align="middle" draw:auto-grow-height="false" fo:min-height="0.458cm" fo:min-width="0.2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0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ed1c24" fo:font-size="14pt" style:font-size-asian="14pt" style:font-size-complex="14pt"/>
    </style:style>
    <style:style style:name="P5" style:family="paragraph">
      <loext:graphic-properties draw:fill-color="#ed1c24"/>
      <style:paragraph-properties fo:text-align="center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style:text-position="-33% 58%" fo:font-size="10pt" style:font-size-asian="12pt" style:font-size-complex="12pt"/>
    </style:style>
    <style:style style:name="T3" style:family="text">
      <style:text-properties fo:color="#ed1c24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571cm" svg:height="0.962cm" svg:x="12.429cm" svg:y="1.138cm">
          <draw:text-box>
            <text:p>Empty tree</text:p>
          </draw:text-box>
        </draw:frame>
        <draw:frame draw:style-name="gr2" draw:text-style-name="P2" xml:id="id2" draw:id="id2" draw:layer="layout" svg:width="1.463cm" svg:height="0.729cm" svg:x="5.137cm" svg:y="3.971cm">
          <draw:text-box>
            <text:p><text:span text:style-name="T1">R</text:span><text:span text:style-name="T2">1</text:span><text:span text:style-name="T1"> = 1</text:span></text:p>
          </draw:text-box>
        </draw:frame>
        <draw:frame draw:style-name="gr2" draw:text-style-name="P2" xml:id="id3" draw:id="id3" draw:layer="layout" svg:width="1.463cm" svg:height="0.729cm" svg:x="5.1cm" svg:y="5.771cm">
          <draw:text-box>
            <text:p><text:span text:style-name="T1">R</text:span><text:span text:style-name="T2">2</text:span><text:span text:style-name="T1"> = 2</text:span></text:p>
          </draw:text-box>
        </draw:frame>
        <draw:connector draw:style-name="gr3" draw:text-style-name="P3" draw:layer="layout" draw:type="line" svg:x1="14.214cm" svg:y1="2.1cm" svg:x2="5.868cm" svg:y2="3.971cm" draw:start-shape="id1" draw:start-glue-point="2" draw:end-shape="id2" draw:end-glue-point="0" svg:d="M14214 2100l-8346 1871" svg:viewBox="0 0 8347 1872">
          <text:p/>
        </draw:connector>
        <draw:connector draw:style-name="gr3" draw:text-style-name="P3" draw:layer="layout" draw:type="line" svg:x1="14.214cm" svg:y1="2.1cm" svg:x2="22.468cm" svg:y2="4.1cm" draw:start-shape="id1" draw:start-glue-point="2" svg:d="M14214 2100l8254 2000" svg:viewBox="0 0 8255 2001">
          <text:p/>
        </draw:connector>
        <draw:connector draw:style-name="gr3" draw:text-style-name="P3" draw:layer="layout" draw:type="line" svg:x1="5.868cm" svg:y1="4.7cm" svg:x2="2.668cm" svg:y2="5.771cm" draw:start-shape="id2" draw:start-glue-point="2" svg:d="M5868 4700l-3200 1071" svg:viewBox="0 0 3201 1072">
          <text:p/>
        </draw:connector>
        <draw:connector draw:style-name="gr3" draw:text-style-name="P3" draw:layer="layout" draw:type="line" svg:x1="5.868cm" svg:y1="4.7cm" svg:x2="5.831cm" svg:y2="5.771cm" draw:start-shape="id2" draw:start-glue-point="2" draw:end-shape="id3" draw:end-glue-point="0" svg:d="M5868 4700l-37 1071" svg:viewBox="0 0 38 1072">
          <text:p/>
        </draw:connector>
        <draw:connector draw:style-name="gr3" draw:text-style-name="P3" draw:layer="layout" draw:type="line" svg:x1="5.868cm" svg:y1="4.7cm" svg:x2="9.231cm" svg:y2="5.8cm" draw:start-shape="id2" draw:start-glue-point="2" svg:d="M5868 4700l3363 1100" svg:viewBox="0 0 3364 1101">
          <text:p/>
        </draw:connector>
        <draw:frame draw:style-name="gr2" draw:text-style-name="P2" xml:id="id4" draw:id="id4" draw:layer="layout" svg:width="1.463cm" svg:height="0.729cm" svg:x="6.237cm" svg:y="7cm">
          <draw:text-box>
            <text:p><text:span text:style-name="T1">R</text:span><text:span text:style-name="T2">3</text:span><text:span text:style-name="T1"> = 3</text:span></text:p>
          </draw:text-box>
        </draw:frame>
        <draw:connector draw:style-name="gr3" draw:text-style-name="P3" draw:layer="layout" draw:type="line" svg:x1="5.831cm" svg:y1="6.5cm" svg:x2="5.868cm" svg:y2="7.6cm" draw:start-shape="id3" draw:start-glue-point="2" svg:d="M5831 6500l37 1100" svg:viewBox="0 0 38 1101">
          <text:p/>
        </draw:connector>
        <draw:connector draw:style-name="gr3" draw:text-style-name="P3" draw:layer="layout" draw:type="line" svg:x1="5.831cm" svg:y1="6.5cm" svg:x2="5.031cm" svg:y2="7cm" draw:start-shape="id3" draw:start-glue-point="2" svg:d="M5831 6500l-800 500" svg:viewBox="0 0 801 501">
          <text:p/>
        </draw:connector>
        <draw:connector draw:style-name="gr3" draw:text-style-name="P3" draw:layer="layout" draw:type="line" svg:x1="5.831cm" svg:y1="6.5cm" svg:x2="6.968cm" svg:y2="7cm" draw:start-shape="id3" draw:start-glue-point="2" draw:end-shape="id4" draw:end-glue-point="0" svg:d="M5831 6500l1137 500" svg:viewBox="0 0 1138 501">
          <text:p/>
        </draw:connector>
        <draw:connector draw:style-name="gr3" draw:text-style-name="P3" draw:layer="layout" draw:type="line" svg:x1="14.214cm" svg:y1="2.1cm" svg:x2="14.231cm" svg:y2="3.871cm" draw:start-shape="id1" draw:start-glue-point="2" svg:d="M14214 2100l17 1771" svg:viewBox="0 0 18 1772">
          <text:p/>
        </draw:connector>
        <draw:frame draw:style-name="gr4" draw:text-style-name="P1" draw:layer="layout" svg:width="0.3cm" svg:height="1.187cm" svg:x="4.1cm" svg:y="3.8cm">
          <draw:text-box>
            <text:p/>
          </draw:text-box>
        </draw:frame>
        <draw:frame draw:style-name="gr5" draw:text-style-name="P4" draw:layer="layout" svg:width="0.777cm" svg:height="0.806cm" svg:x="4.723cm" svg:y="3.9cm">
          <draw:text-box>
            <text:p><text:span text:style-name="T3">1</text:span></text:p>
          </draw:text-box>
        </draw:frame>
        <draw:frame draw:style-name="gr5" draw:text-style-name="P4" draw:layer="layout" svg:width="0.777cm" svg:height="0.806cm" svg:x="4.5cm" svg:y="5.6cm">
          <draw:text-box>
            <text:p><text:span text:style-name="T3">2</text:span></text:p>
          </draw:text-box>
        </draw:frame>
        <draw:frame draw:style-name="gr5" draw:text-style-name="P4" draw:layer="layout" svg:width="0.777cm" svg:height="0.806cm" svg:x="6.6cm" svg:y="7.5cm">
          <draw:text-box>
            <text:p><text:span text:style-name="T3">3</text:span></text:p>
          </draw:text-box>
        </draw:frame>
        <draw:custom-shape draw:style-name="gr6" draw:text-style-name="P5" draw:layer="layout" svg:width="1cm" svg:height="1cm" svg:x="1.8cm" svg:y="5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" draw:text-style-name="P5" draw:layer="layout" svg:width="1cm" svg:height="1cm" svg:x="3.9cm" svg:y="6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" draw:text-style-name="P5" draw:layer="layout" svg:width="1cm" svg:height="1cm" svg:x="5.3cm" svg:y="7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7" draw:text-style-name="P1" draw:layer="layout" svg:width="1.035cm" svg:height="0.962cm" svg:x="9.3cm" svg:y="5.538cm">
          <draw:text-box>
            <text:p>...</text:p>
          </draw:text-box>
        </draw:frame>
        <draw:frame draw:style-name="gr7" draw:text-style-name="P1" draw:layer="layout" svg:width="1.035cm" svg:height="0.962cm" svg:x="13.7cm" svg:y="3.738cm">
          <draw:text-box>
            <text:p>...</text:p>
          </draw:text-box>
        </draw:frame>
        <draw:frame draw:style-name="gr7" draw:text-style-name="P1" draw:layer="layout" svg:width="1.035cm" svg:height="0.962cm" svg:x="22.4cm" svg:y="3.9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20:22:08.457000000</meta:creation-date>
    <dc:date>2018-01-30T22:38:53.416000000</dc:date>
    <meta:editing-duration>PT30M25S</meta:editing-duration>
    <meta:editing-cycles>16</meta:editing-cycles>
    <meta:generator>LibreOffice/5.4.3.2$Windows_X86_64 LibreOffice_project/92a7159f7e4af62137622921e809f8546db437e5</meta:generator>
    <meta:document-statistic meta:object-count="23"/>
  </office:meta>
</office:document-meta>
</file>